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4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5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6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8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9" style:family="paragraph" style:parent-style-name="Heading_20_1" style:master-page-name="Standard">
      <style:paragraph-properties fo:margin-top="0.3335in" fo:margin-bottom="0.0835in" loext:contextual-spacing="false" fo:line-height="100%" fo:keep-together="auto" style:page-number="1" fo:keep-with-next="auto"/>
    </style:style>
    <style:style style:name="P30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31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T1" style:family="text">
      <style:text-properties fo:font-size="23pt" fo:font-weight="bold" style:font-size-asian="23pt" style:font-weight-asian="bold" style:font-size-complex="23pt"/>
    </style:style>
    <style:style style:name="T2" style:family="text">
      <style:text-properties fo:font-size="17pt" fo:font-weight="bold" style:font-size-asian="17pt" style:font-weight-asian="bold" style:font-size-complex="17pt"/>
    </style:style>
    <style:style style:name="T3" style:family="text">
      <style:text-properties fo:font-weight="bold" style:font-weight-asian="bold"/>
    </style:style>
    <style:style style:name="T4" style:family="text">
      <style:text-properties fo:color="#000000" fo:font-size="13pt" fo:font-weight="bold" style:font-size-asian="13pt" style:font-weight-asian="bold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h500oc3x7aoa"/><text:span text:style-name="T1">PokerEscrow Product Requirements Document</text:span></text:p>
      <text:p text:style-name="P31"><text:bookmark text:name="_ygv6doxhdo2f"/><text:span text:style-name="T2">1. Overview</text:span></text:p>
      <text:p text:style-name="P1"><text:span text:style-name="T3">Product Name</text:span>: PokerEscrow<text:line-break/><text:span text:style-name="T3">Objective</text:span>: Simplify poker night payouts with a blockchain-based escrow account, allowing players to deposit funds, submit chip counts when cashing out, and receive automatic payouts after approval.<text:line-break/><text:span text:style-name="T3">Target Audience</text:span>: Casual poker players (18-45) hosting home games, tech-savvy users familiar with crypto wallets.</text:p>
      <text:p text:style-name="P31"><text:bookmark text:name="_xpntk9dm4h9j"/><text:span text:style-name="T2">2. Problem Statement</text:span></text:p>
      <text:list xml:id="list1576883427" text:style-name="WWNum2">
        <text:list-item>
          <text:p text:style-name="P2">Manual payment apps (Venmo/Zelle) are cumbersome for poker payouts.</text:p>
        </text:list-item>
        <text:list-item>
          <text:p text:style-name="P11">Cashing out during games is error-prone and disrupts play.</text:p>
        </text:list-item>
        <text:list-item>
          <text:p text:style-name="P19">Players want secure, transparent fund management without a banker.</text:p>
        </text:list-item>
      </text:list>
      <text:p text:style-name="P31"><text:bookmark text:name="_z6gtmev1qaqp"/><text:span text:style-name="T2">3. Key Features</text:span></text:p>
      <text:p text:style-name="P30"><text:bookmark text:name="_lhpbmzjpbkjn"/><text:span text:style-name="T4">3.1 Mobile App (iOS/Android)</text:span></text:p>
      <text:list xml:id="list2208486413" text:style-name="WWNum4">
        <text:list-item>
          <text:p text:style-name="P3"><text:span text:style-name="T3">User Authentication</text:span>: Sign up with email or wallet (MetaMask). Basic KYC for compliance.</text:p>
        </text:list-item>
        <text:list-item>
          <text:p text:style-name="P12"><text:span text:style-name="T3">Game Setup</text:span>: Host creates game, players join and deposit USDC into escrow.</text:p>
        </text:list-item>
        <text:list-item>
          <text:p text:style-name="P12"><text:span text:style-name="T3">Chip Count Submission</text:span>: Players submit chip count (monetary value) when cashing out.</text:p>
        </text:list-item>
        <text:list-item>
          <text:p text:style-name="P12"><text:span text:style-name="T3">Approval Process</text:span>: Other players and banker approve/dispute submitted amount via app.</text:p>
        </text:list-item>
        <text:list-item>
          <text:p text:style-name="P12"><text:span text:style-name="T3">Payout</text:span>: Smart contract releases funds to player’s wallet upon approval.</text:p>
        </text:list-item>
        <text:list-item>
          <text:p text:style-name="P20"><text:span text:style-name="T3">Game History</text:span>: View past games and payouts (premium feature).</text:p>
        </text:list-item>
      </text:list>
      <text:p text:style-name="P30"><text:bookmark text:name="_lyxk73g8pte3"/><text:span text:style-name="T4">3.2 Blockchain and Smart Contracts</text:span></text:p>
      <text:list xml:id="list3002454937" text:style-name="WWNum1">
        <text:list-item>
          <text:p text:style-name="P4"><text:span text:style-name="T3">Blockchain</text:span>: Base network (low fees, Ethereum-compatible).</text:p>
        </text:list-item>
        <text:list-item>
          <text:p text:style-name="P13"><text:span text:style-name="T3">Smart Contract</text:span>:</text:p>
          <text:list>
            <text:list-item>
              <text:p text:style-name="P28">Holds funds in escrow.</text:p>
            </text:list-item>
            <text:list-item>
              <text:p text:style-name="P28">Accepts chip count submissions and approvals.</text:p>
            </text:list-item>
            <text:list-item>
              <text:p text:style-name="P28">Distributes payouts when approved by players and banker.</text:p>
            </text:list-item>
          </text:list>
        </text:list-item>
        <text:list-item>
          <text:p text:style-name="P21"><text:span text:style-name="T3">Security</text:span>: Immutable records for transparency.</text:p>
        </text:list-item>
      </text:list>
      <text:p text:style-name="P30"><text:bookmark text:name="_iymn3spcovht"/><text:span text:style-name="T4">3.3 User Flow</text:span></text:p>
      <text:list xml:id="list3447713266" text:style-name="WWNum8">
        <text:list-item>
          <text:p text:style-name="P5">Host creates game in app, players join and deposit USDC.</text:p>
        </text:list-item>
        <text:list-item>
          <text:p text:style-name="P14">Funds locked in smart contract; players use physical chips for gameplay.</text:p>
        </text:list-item>
        <text:list-item>
          <text:p text:style-name="P14"><text:soft-page-break/>To cash out, player submits chip count in app.</text:p>
        </text:list-item>
        <text:list-item>
          <text:p text:style-name="P14">Other players and banker approve/dispute via app.</text:p>
        </text:list-item>
        <text:list-item>
          <text:p text:style-name="P14">Upon approval, smart contract sends funds to player’s wallet.</text:p>
        </text:list-item>
        <text:list-item>
          <text:p text:style-name="P22">At game end, repeat for remaining players.</text:p>
        </text:list-item>
      </text:list>
      <text:p text:style-name="P31"><text:bookmark text:name="_hmelybja9to7"/><text:span text:style-name="T2">4. Technical Requirements</text:span></text:p>
      <text:list xml:id="list88914991" text:style-name="WWNum9">
        <text:list-item>
          <text:p text:style-name="P6"><text:span text:style-name="T3">Frontend</text:span>: React Native, Web3.js for blockchain interaction.</text:p>
        </text:list-item>
        <text:list-item>
          <text:p text:style-name="P15"><text:span text:style-name="T3">Backend</text:span>: Node.js, MongoDB for user/game data.</text:p>
        </text:list-item>
        <text:list-item>
          <text:p text:style-name="P15"><text:span text:style-name="T3">Blockchain</text:span>: Solidity for smart contracts, Base network.</text:p>
        </text:list-item>
        <text:list-item>
          <text:p text:style-name="P23"><text:span text:style-name="T3">Integrations</text:span>: Persona for KYC, MetaMask for wallet.</text:p>
        </text:list-item>
      </text:list>
      <text:p text:style-name="P31"><text:bookmark text:name="_yh631lh5q5b4"/><text:span text:style-name="T2">5. Monetization</text:span></text:p>
      <text:list xml:id="list8888222" text:style-name="WWNum7">
        <text:list-item>
          <text:p text:style-name="P7">Transaction fee: 0.75% per deposit/payout.</text:p>
        </text:list-item>
        <text:list-item>
          <text:p text:style-name="P24">Premium subscription: $2.99/month for game history, analytics, themes.</text:p>
        </text:list-item>
      </text:list>
      <text:p text:style-name="P31"><text:bookmark text:name="_1c0oacsec4i8"/><text:span text:style-name="T2">6. Success Metrics</text:span></text:p>
      <text:list xml:id="list2409509800" text:style-name="WWNum5">
        <text:list-item>
          <text:p text:style-name="P8">1,000 downloads in 3 months.</text:p>
        </text:list-item>
        <text:list-item>
          <text:p text:style-name="P16">500 games hosted in 6 months.</text:p>
        </text:list-item>
        <text:list-item>
          <text:p text:style-name="P25">60% retention rate after 6 months.</text:p>
        </text:list-item>
      </text:list>
      <text:p text:style-name="P31"><text:bookmark text:name="_l4lz3tlpkutu"/><text:span text:style-name="T2">7. Regulatory Considerations</text:span></text:p>
      <text:list xml:id="list4069350113" text:style-name="WWNum6">
        <text:list-item>
          <text:p text:style-name="P9">KYC/AML compliance via Persona.</text:p>
        </text:list-item>
        <text:list-item>
          <text:p text:style-name="P17">Focus on private games to minimize gambling law issues.</text:p>
        </text:list-item>
        <text:list-item>
          <text:p text:style-name="P26">Consult legal expert for U.S. compliance.</text:p>
        </text:list-item>
      </text:list>
      <text:p text:style-name="P31"><text:bookmark text:name="_60h2ndh15epn"/><text:span text:style-name="T2">8. Development Timeline</text:span></text:p>
      <text:list xml:id="list3861603613" text:style-name="WWNum3">
        <text:list-item>
          <text:p text:style-name="P10"><text:span text:style-name="T3">Month 1-2</text:span>: App MVP (deposit, submission, approval, payout).</text:p>
        </text:list-item>
        <text:list-item>
          <text:p text:style-name="P18"><text:span text:style-name="T3">Month 3</text:span>: Beta testing with 50 users.</text:p>
        </text:list-item>
        <text:list-item>
          <text:p text:style-name="P27"><text:span text:style-name="T3">Month 4</text:span>: Launch on app stor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9" meta:word-count="394" meta:character-count="2529" meta:non-whitespace-character-count="2220"/>
    <meta:generator>LibreOfficeDev/6.0.5.2$Linux_X86_64 LibreOffice_project/</meta:generator>
  </office:meta>
</office:document-meta>
</file>